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335</text:p>
          </table:table-cell>
          <table:table-cell table:style-name="ACE-0" office:value-type="float" office:value="66.599999999999994">
            <text:p>66.6</text:p>
          </table:table-cell>
          <table:table-cell table:style-name="ACE-0" office:value-type="float" office:value="25.609999999999999">
            <text:p>25.61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200000000000003">
            <text:p>79.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Saarnisto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85</text:p>
          </table:table-cell>
          <table:table-cell table:style-name="ACE-0" office:value-type="float" office:value="66.189999999999998">
            <text:p>66.19</text:p>
          </table:table-cell>
          <table:table-cell table:style-name="ACE-0" office:value-type="float" office:value="24.210000000000001">
            <text:p>24.21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4.890000000000001">
            <text:p>94.8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938</text:p>
          </table:table-cell>
          <table:table-cell table:style-name="ACE-0" office:value-type="float" office:value="66.239999999999995">
            <text:p>66.24</text:p>
          </table:table-cell>
          <table:table-cell table:style-name="ACE-0" office:value-type="float" office:value="23.809999999999999">
            <text:p>23.81</text:p>
          </table:table-cell>
          <table:table-cell table:style-name="ACE-0" office:value-type="float" office:value="4820">
            <text:p>48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0.390000000000001">
            <text:p>70.3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Saarnisto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984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24.02">
            <text:p>24.02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2.170000000000002">
            <text:p>92.1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Saarnisto1981</text:p>
          </table:table-cell>
          <table:table-cell table:number-columns-repeated="240" table:style-name="ACE-0"/>
        </table:table-row>
        <table:table-row table:style-name="AROW-1" table:number-rows-repeated="24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39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6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8:00:1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